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fo:language="pt" fo:country="BR" fo:font-weight="bold" officeooo:rsid="000d6d5e" officeooo:paragraph-rsid="000d6d5e" style:font-size-asian="10.5pt" style:font-weight-asian="bold" style:font-weight-complex="bold"/>
    </style:style>
    <style:style style:name="P2" style:family="paragraph" style:parent-style-name="Standard">
      <style:paragraph-properties fo:line-height="150%" fo:text-align="center" style:justify-single-word="false"/>
      <style:text-properties fo:language="pt" fo:country="BR" fo:font-weight="bold" officeooo:rsid="000d6d5e" officeooo:paragraph-rsid="000d6d5e" style:font-size-asian="10.5pt" style:font-weight-asian="bold" style:font-weight-complex="bold"/>
    </style:style>
    <style:style style:name="P3"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4" style:family="paragraph" style:parent-style-name="Standard">
      <style:paragraph-properties fo:line-height="150%" fo:text-align="justify" style:justify-single-word="false"/>
      <style:text-properties fo:language="pt" fo:country="BR" officeooo:rsid="000d6d5e" officeooo:paragraph-rsid="001109d1" style:font-size-asian="10.5pt"/>
    </style:style>
    <style:style style:name="P5" style:family="paragraph" style:parent-style-name="Standard">
      <style:paragraph-properties fo:line-height="150%" fo:text-align="justify" style:justify-single-word="false"/>
      <style:text-properties fo:language="pt" fo:country="BR" officeooo:rsid="000d6d5e" officeooo:paragraph-rsid="00120153" style:font-size-asian="10.5pt"/>
    </style:style>
    <style:style style:name="P6" style:family="paragraph" style:parent-style-name="Standard">
      <style:paragraph-properties fo:line-height="150%" fo:text-align="justify" style:justify-single-word="false"/>
      <style:text-properties fo:language="pt" fo:country="BR" officeooo:rsid="000d6d5e" officeooo:paragraph-rsid="00153fec" style:font-size-asian="10.5pt"/>
    </style:style>
    <style:style style:name="P7" style:family="paragraph" style:parent-style-name="Standard">
      <style:paragraph-properties fo:line-height="150%" fo:text-align="justify" style:justify-single-word="false"/>
      <style:text-properties fo:language="pt" fo:country="BR" officeooo:rsid="000d6d5e" officeooo:paragraph-rsid="0018ee78" style:font-size-asian="10.5pt"/>
    </style:style>
    <style:style style:name="P8" style:family="paragraph" style:parent-style-name="Standard">
      <style:paragraph-properties fo:line-height="150%" fo:text-align="justify" style:justify-single-word="false"/>
      <style:text-properties fo:language="pt" fo:country="BR" officeooo:rsid="000d6d5e" officeooo:paragraph-rsid="001dd879" style:font-size-asian="10.5pt"/>
    </style:style>
    <style:style style:name="P9" style:family="paragraph" style:parent-style-name="Standard">
      <style:paragraph-properties fo:line-height="150%" fo:text-align="justify" style:justify-single-word="false"/>
      <style:text-properties fo:language="pt" fo:country="BR" officeooo:rsid="0011f431" officeooo:paragraph-rsid="00120153" style:font-size-asian="10.5pt"/>
    </style:style>
    <style:style style:name="P10" style:family="paragraph" style:parent-style-name="Standard">
      <style:paragraph-properties fo:line-height="150%" fo:text-align="justify" style:justify-single-word="false"/>
      <style:text-properties fo:language="pt" fo:country="BR" officeooo:rsid="0018bd2e" officeooo:paragraph-rsid="0018ee78" style:font-size-asian="10.5pt"/>
    </style:style>
    <style:style style:name="P11" style:family="paragraph" style:parent-style-name="Standard">
      <style:paragraph-properties fo:line-height="150%" fo:text-align="justify" style:justify-single-word="false"/>
      <style:text-properties fo:language="pt" fo:country="BR" officeooo:rsid="0018ee78" officeooo:paragraph-rsid="001934d0" style:font-size-asian="10.5pt"/>
    </style:style>
    <style:style style:name="P12" style:family="paragraph" style:parent-style-name="Standard">
      <style:paragraph-properties fo:line-height="150%" fo:text-align="justify" style:justify-single-word="false"/>
      <style:text-properties fo:language="pt" fo:country="BR" fo:font-weight="normal" officeooo:rsid="000d6d5e" officeooo:paragraph-rsid="000d6d5e" style:font-size-asian="10.5pt" style:font-weight-asian="normal" style:font-weight-complex="normal"/>
    </style:style>
    <style:style style:name="P13" style:family="paragraph" style:parent-style-name="Standard">
      <style:paragraph-properties fo:line-height="150%" fo:text-align="justify" style:justify-single-word="false"/>
      <style:text-properties fo:language="pt" fo:country="BR" fo:font-weight="normal" officeooo:rsid="000d6d5e" officeooo:paragraph-rsid="0018b3f2" style:font-size-asian="10.5pt" style:font-weight-asian="normal" style:font-weight-complex="normal"/>
    </style:style>
    <style:style style:name="P14" style:family="paragraph" style:parent-style-name="Standard">
      <style:paragraph-properties fo:line-height="150%" fo:text-align="justify" style:justify-single-word="false"/>
      <style:text-properties fo:language="pt" fo:country="BR" fo:font-weight="normal" officeooo:rsid="000d6d5e" officeooo:paragraph-rsid="001c06fc" style:font-size-asian="10.5pt" style:font-weight-asian="normal" style:font-weight-complex="normal"/>
    </style:style>
    <style:style style:name="P15" style:family="paragraph" style:parent-style-name="Standard">
      <style:paragraph-properties fo:line-height="150%" fo:text-align="justify" style:justify-single-word="false"/>
      <style:text-properties fo:language="pt" fo:country="BR" officeooo:rsid="0020baf2" officeooo:paragraph-rsid="0020baf2" style:font-size-asian="10.5pt"/>
    </style:style>
    <style:style style:name="P16" style:family="paragraph" style:parent-style-name="Standard">
      <style:paragraph-properties fo:line-height="150%" fo:text-align="justify" style:justify-single-word="false"/>
      <style:text-properties fo:language="pt" fo:country="BR" officeooo:rsid="000d6d5e" officeooo:paragraph-rsid="000d6d5e" style:font-size-asian="10.5pt"/>
    </style:style>
    <style:style style:name="P17" style:family="paragraph" style:parent-style-name="Standard">
      <style:paragraph-properties fo:line-height="150%" fo:text-align="justify" style:justify-single-word="false"/>
      <style:text-properties fo:language="pt" fo:country="BR" officeooo:rsid="000d6d5e" officeooo:paragraph-rsid="00239702" style:font-size-asian="10.5pt"/>
    </style:style>
    <style:style style:name="P18" style:family="paragraph" style:parent-style-name="Standard">
      <style:paragraph-properties fo:line-height="150%" fo:text-align="justify" style:justify-single-word="false"/>
      <style:text-properties fo:language="pt" fo:country="BR" officeooo:rsid="000d6d5e" officeooo:paragraph-rsid="001934d0" style:font-size-asian="10.5pt"/>
    </style:style>
    <style:style style:name="P19" style:family="paragraph" style:parent-style-name="Standard">
      <style:paragraph-properties fo:line-height="150%" fo:text-align="justify" style:justify-single-word="false"/>
      <style:text-properties fo:language="pt" fo:country="BR" fo:font-weight="normal" officeooo:rsid="000d6d5e" officeooo:paragraph-rsid="00234740" style:font-size-asian="10.5pt" style:font-weight-asian="normal" style:font-weight-complex="normal"/>
    </style:style>
    <style:style style:name="P20" style:family="paragraph" style:parent-style-name="Standard">
      <style:paragraph-properties fo:line-height="150%" fo:text-align="center" style:justify-single-word="false"/>
      <style:text-properties fo:language="pt" fo:country="BR" fo:font-weight="bold" officeooo:rsid="000d6d5e" officeooo:paragraph-rsid="000d6d5e" style:font-size-asian="10.5pt" style:font-weight-asian="bold" style:font-weight-complex="bold"/>
    </style:style>
    <style:style style:name="T1" style:family="text">
      <style:text-properties officeooo:rsid="00103904"/>
    </style:style>
    <style:style style:name="T2" style:family="text">
      <style:text-properties officeooo:rsid="001109d1"/>
    </style:style>
    <style:style style:name="T3" style:family="text">
      <style:text-properties officeooo:rsid="0011f431"/>
    </style:style>
    <style:style style:name="T4" style:family="text">
      <style:text-properties officeooo:rsid="0018b3f2"/>
    </style:style>
    <style:style style:name="T5" style:family="text">
      <style:text-properties fo:font-weight="normal" officeooo:rsid="0018b3f2" style:font-weight-asian="normal" style:font-weight-complex="normal"/>
    </style:style>
    <style:style style:name="T6" style:family="text">
      <style:text-properties officeooo:rsid="0018bd2e"/>
    </style:style>
    <style:style style:name="T7" style:family="text">
      <style:text-properties officeooo:rsid="0018ee78"/>
    </style:style>
    <style:style style:name="T8" style:family="text">
      <style:text-properties officeooo:rsid="001b0981"/>
    </style:style>
    <style:style style:name="T9" style:family="text">
      <style:text-properties officeooo:rsid="001b4dee"/>
    </style:style>
    <style:style style:name="T10" style:family="text">
      <style:text-properties officeooo:rsid="001c06fc"/>
    </style:style>
    <style:style style:name="T11" style:family="text">
      <style:text-properties officeooo:rsid="001d8d10"/>
    </style:style>
    <style:style style:name="T12" style:family="text">
      <style:text-properties officeooo:rsid="0020baf2"/>
    </style:style>
    <style:style style:name="T13" style:family="text">
      <style:text-properties officeooo:rsid="00234740"/>
    </style:style>
    <style:style style:name="T14" style:family="text">
      <style:text-properties officeooo:rsid="00239702"/>
    </style:style>
    <style:style style:name="T15" style:family="text">
      <style:text-properties fo:font-style="italic" officeooo:rsid="00239702" style:font-style-asian="italic" style:font-style-complex="italic"/>
    </style:style>
    <style:style style:name="T16" style:family="text">
      <style:text-properties fo:font-style="normal" officeooo:rsid="00239702" style:font-style-asian="normal" style:font-style-complex="normal"/>
    </style:style>
    <style:style style:name="T17" style:family="text">
      <style:text-properties officeooo:rsid="00242b5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Universidade Federal de Campina Grande - UFCG</text:p>
      <text:p text:style-name="P2">Centro de Engenharia Eletrica e Informática</text:p>
      <text:p text:style-name="P2">Unidade Acadêmica de Sistemas de Informação</text:p>
      <text:p text:style-name="P2">Curso de Bacharelado em Ciência da Computação</text:p>
      <text:p text:style-name="P2">Laboratório de Programação 2</text:p>
      <text:p text:style-name="P3"/>
      <text:p text:style-name="P3"/>
      <text:p text:style-name="P3">Alunos: Alessandro Lia Fook Santos</text:p>
      <text:p text:style-name="P3"><text:tab/> <text:s/>Lucas Diniz dos Santos</text:p>
      <text:p text:style-name="P3"><text:tab/> <text:s/>Filipe Teutônio Mendonça Ramalho</text:p>
      <text:p text:style-name="P3"/>
      <text:p text:style-name="P2">Relatório do Projeto intitulado "Laborário Sistema Orientado a Objeto de Saúde"</text:p>
      <text:p text:style-name="P3"><text:tab/></text:p>
      <text:p text:style-name="P3"><text:tab/>Inicialmente cabe falar que o projeto será relatado conforme especificação onde deve ser mencionado o uso de Polimorfismo (Herança, Inferface), Padrões de Projeto(Composição, Strategy), Coleções(Lista, Mapa, Conjunto), e as distribuilções de responsabilidades conforme o GRASP (Construtor, Acoplamento, Expert, Coesão). </text:p>
      <text:p text:style-name="P3"/>
      <text:p text:style-name="P1">Caso 0 - Design do Sistema</text:p>
      <text:p text:style-name="P3"><text:tab/></text:p>
      <text:p text:style-name="P3"><text:tab/>Antes de adentrar os casos de uso solitados, é importanto relatar que de forma mais geral o sistema foi implementado seguindo o padrão MVC (Model View Controller), que tem por objetivo modularizar as atribuições do sistema, fato que separa os <text:s/>especialistas na informação, garante uma alta coesão, e assegurando um baixo acoplamento.</text:p>
      <text:p text:style-name="P3"><text:tab/></text:p>
      <text:p text:style-name="P3"><text:tab/>No sistema desenvolvido, a parte titulada de Model, que conterá a lógica do sistema relacionando-se com as partes mais baixas da arquitetura, é implementado pela classe "ComiteGestor", contendo instância das classes mais baixas do sistema para poder administrar suas funcionalidades. O construtor da classe mencionada instancia todas as classes da parte mais baixa do sistema necessárias a sua lógica, conforme será explicado mais adiante, nos casos de uso. </text:p>
      <text:p text:style-name="P3"/>
      <text:p text:style-name="P3"><text:tab/>Enquanto o View, que tem a responsabilidade de exibir os resultados e coletar as informações fornecidas pelo usuário externo ao sistema, é implementado na classe HospitalFacade, que utiliza o <text:soft-page-break/>padrão de fachada para torná-la o equivalente a uma saída e entrada do sistema, haja vista que não é executada nenhuma interface gráfica no projeto. </text:p>
      <text:p text:style-name="P3"/>
      <text:p text:style-name="P3"><text:tab/><text:span text:style-name="T8">O</text:span> Controller, que tem por objetivo intermediar os outros dois, é implementado na classe HospitalController e além de intermediar a comunicação é responsável por garantir a permanência dos dados de execução.</text:p>
      <text:p text:style-name="P3"><text:tab/></text:p>
      <text:p text:style-name="P8"><text:tab/><text:span text:style-name="T8">Ainda, cabe mencionar que as exceções foram lançadas sempre de forma checked, conforme mencionado na especificação, e os erros que deveriam lançar os outros tipos de exceção foram aproveitados do próprio java, que já faz as verificações que seriam cabíveis.</text:span></text:p>
      <text:p text:style-name="P8"><text:tab/></text:p>
      <text:p text:style-name="P8"><text:tab/><text:span text:style-name="T8">Portanto, as exceções são lançadas a partir de cada funcionalidade foram encadeadas conforme o caso para permitir um rastreamento completo da origem do erro.</text:span></text:p>
      <text:p text:style-name="P8"/>
      <text:p text:style-name="P1">Caso 1 - Primeiro cadastro, login do diretor geral e cadastro de novos colaboradores:</text:p>
      <text:p text:style-name="P3"/>
      <text:p text:style-name="P3"><text:tab/>Para viabilizar a funcionalidade solicitada, foi criada uma classe de nome Comite Gestor, com o objetivo de gerenciar o cadastro de funcionarios, e o acesso dos usuários ao sistema. Esta classe armazena como membro o diretor geral, uma vez que só pode haver um. Os funcionários são armazenados em um conjunto(HashSet), pois um funcionário não pode ter dois cadastros no sistema.</text:p>
      <text:p text:style-name="P3"/>
      <text:p text:style-name="P3"><text:tab/>Tanto o diretor foi tratado como um funcionário para fim de cadastro, pois ambos são diferenciados apenas pelo número de sua matrícula, portanto utilizou-se uma classe única para registrar ambos. </text:p>
      <text:p text:style-name="P3"/>
      <text:p text:style-name="P3"><text:tab/>Importante falar que a classe funcionário é subclasse, pois existe uma superclasse nominada pessoa, que guarda as informações mais gerais, como nome, data de nascimento e identificador no sistema, pois existem dois tipos de pessoa no sistema, os funcionários e pacientes, garantindo um maior reuso de código.</text:p>
      <text:p text:style-name="P3"/>
      <text:p text:style-name="P3"><text:tab/>Cabe mencionar, ainda, a implementação do padrão de projeto da fábrica, visando reduzir o acoplamento entre as classes e modularizar a criação dos funcionários, pois a fábrica é que tem a lógica de criar a matrícula do funcionário de acordo com seu cargo.</text:p>
      <text:p text:style-name="P3"><text:soft-page-break/></text:p>
      <text:p text:style-name="P3"><text:tab/>Por fim, foi escolhido armazenar todas a matrículas e suas respectivas senhas em um mapa, relacionando cada matrícula a sua senha, para assim assegurar uma maior velocidade no processamento de busca da senha compatível com a chave além de proteger as informações individuais de cada funcionário, pela inexistência de método que recupere a senha armazenada em um funcionário.</text:p>
      <text:p text:style-name="P3"/>
      <text:p text:style-name="P1">Caso 2 - Atualizar informações de usuários e Excluir usuários do sistema:</text:p>
      <text:p text:style-name="P3"/>
      <text:p text:style-name="P3"><text:tab/><text:span text:style-name="T1">A funcionalidade depende de verificação da autorização de um funcionário, de acordo com seu cargo, para executar a funcionalidade de atualizar informações ou excluir o funcionário.</text:span></text:p>
      <text:p text:style-name="P3"/>
      <text:p text:style-name="P3"><text:tab/><text:span text:style-name="T1">Visando modularizar a funcionalidade, foram criadas classes para a verificação de autorização para realização de cada funcionalidade, dentre elas a do caso de uso em tela, que observam o número da matrícula do funcionário que contém em seu primeiro número relativo ao respectivo cargo.</text:span></text:p>
      <text:p text:style-name="P3"/>
      <text:p text:style-name="P1">Caso 3 - Cadastrar e atualizar prontuários dos pacientes:</text:p>
      <text:p text:style-name="P3"/>
      <text:p text:style-name="P4"><text:tab/><text:span text:style-name="T2">O caso de uso foi definido como “Descrição <text:s text:c="2"/>principal: <text:s text:c="2"/>Como <text:s text:c="2"/>técnico <text:s text:c="2"/>administrativo <text:s text:c="2"/>desejo <text:s text:c="2"/>cadastrar <text:s text:c="2"/>novos <text:s text:c="2"/>pacientes <text:s text:c="2"/>para <text:s/>gerenciar suas ações na clínica. ”</text:span></text:p>
      <text:p text:style-name="P3"/>
      <text:p text:style-name="P5"><text:tab/><text:span text:style-name="T3">Os dados do paciente são armazenados em uma classe própria chamada Paciente que é subclasse de Pessoa, <text:s/>esse </text:span><text:span text:style-name="T15">design </text:span><text:span text:style-name="T16">permitiu </text:span><text:span text:style-name="T3">um alto reuso de código através do uso da herança.</text:span></text:p>
      <text:p text:style-name="P5"/>
      <text:p text:style-name="P9"><text:tab/><text:span text:style-name="T12">Foi criada também uma classe chamada Prontuario e nela foram inseridos dois atributos, um objeto do tipo Paciente e uma lista que futuramente iria armazenar todos os procedimentos realizados no paciente ligado ao prontuário. A composicação entre paciente e prontuário facilitou que cada paciente estivesse ligado a apenas um prontuario como solicitado na especificação.</text:span> <text:span text:style-name="T17">O</text:span> alto acoplamento entre <text:span text:style-name="T12">essas duas classes</text:span> <text:span text:style-name="T12">foi</text:span> in<text:span text:style-name="T12">e</text:span>vitável, <text:span text:style-name="T14">entretanto,</text:span> por se tratar de um hospital todos os <text:span text:style-name="T17">procedimentos clínicos realizados</text:span> no paciente devem constar em seu prontuário. </text:p>
      <text:p text:style-name="P3"><text:tab/></text:p>
      <text:p text:style-name="P3"/>
      <text:p text:style-name="P3"/>
      <text:p text:style-name="P3"/>
      <text:p text:style-name="P1"><text:soft-page-break/>Caso 4 - Farmácia e Medicamentos:</text:p>
      <text:p text:style-name="P1"/>
      <text:p text:style-name="P1"><text:tab/><text:span text:style-name="T5">A especificação foi atendida a partir da criação de de uma farmácia que foi inserida como objeto interno no comite gestor que passou a fazer fowarding dos métodos a serem utilizados pelo usuário.</text:span></text:p>
      <text:p text:style-name="P12"/>
      <text:p text:style-name="P13"><text:tab/><text:span text:style-name="T4">A farmácia ficou com a atribuição de armazenar os medicamentos, em um conjunto(Set) assegurando a impossibilidade de existem dois cadastros iguais do mesmo medicamento. Essespor sua vez são representados em sua própria classe, assim mantendo um baixo acoplamento no sistema, e deixando cada classe com seu expert.</text:span></text:p>
      <text:p text:style-name="P13"/>
      <text:p text:style-name="P13"><text:tab/><text:span text:style-name="T4">Por úlitmo, foi implementada uma composição com interface dentro do medicamento, haja vista que conforme especificação haveriam dois tipos de medicamento, um genérico e outro de referência, assim foi gerada uma interface que representaria os dois tipos, sendo cada um implemetado na sua propria classe, através do uso da interface do tipo de medicamento, permitindo uma chamada polimórfica no momento de calcular o preço final do medicamento.</text:span><text:tab/></text:p>
      <text:p text:style-name="P3"/>
      <text:p text:style-name="P1">Caso 5 - Banco de Orgãos:</text:p>
      <text:p text:style-name="P6"/>
      <text:p text:style-name="P6"><text:tab/><text:span text:style-name="T6">O banco de orgãos foi inserido como objeto interno da clínica, para manter o expert pois a clínica deveria gerenciar banco de orgãos, pois a ela foi atribuída todas as funções médicas.</text:span></text:p>
      <text:p text:style-name="P6"><text:tab/></text:p>
      <text:p text:style-name="P6"><text:tab/><text:span text:style-name="T6">O banco de orgãos administra e armazena os orgãos, que são objetos próprios, através de uma lista, uma vez que é possível armazenar dois orgãos idênticos no banco, e que uma vez utilizado em uma cirurgia, o referido deve ser removido da lista.</text:span></text:p>
      <text:p text:style-name="P6"/>
      <text:p text:style-name="P1">Caso 6 - Realização de Procedimentos:</text:p>
      <text:p text:style-name="P6"/>
      <text:p text:style-name="P7"><text:tab/><text:span text:style-name="T6">A realização de procedimentos é realizada em várias etapas, e a primeira é a sobrecarga do método onde o nome do órgão pode ser inserido como parâmetro ou não, pois o procedimento de transplante necessita de informação enquanto os demais não.</text:span></text:p>
      <text:p text:style-name="P7"/>
      <text:p text:style-name="P10"><text:tab/>Assim, visando aproveitar as composições existentes sem criar ciclos na arquitetura do sistema, mantendo a coesão e o baixo acoplamento, o método segue os seguintes passos:</text:p>
      <text:p text:style-name="P17"><text:soft-page-break/><text:tab/><text:span text:style-name="T7">No comite gestor é delegado a farmácia a função de verificar se os medicamentos informados estão disponíveis, retornando o valor acumulado dos custos.</text:span></text:p>
      <text:p text:style-name="P18"><text:tab/><text:span text:style-name="T7">Posteriormente, o comite repassa o valor dos custos com meditamento como parametro para a clinica, que por sua vez delega ao banco de órgãos o fornecimento de orgão compatível, se possível, no caso do transplante, após isto, o procedimento é o mesmo para todos, a clinica delega ao prontuário o registro do procedimento.</text:span></text:p>
      <text:p text:style-name="P11"><text:tab/>O prontuário por sua vem utiliza o padrão strategy para poder realizar uma chamada polimórfica do procedimento solicitado que é criado utilizado o padrão factory permitindo um baixo acoplamento e uma maior modularização.</text:p>
      <text:p text:style-name="P11"><text:tab/>Por fim, o procedi<text:span text:style-name="T13">men</text:span>to escolhido faz as alterações no paciente, e o protuário encaminha a este o valor da conta, somando os valores retornados pelo procedimento aos custos com medicamento. </text:p>
      <text:p text:style-name="P6"/>
      <text:p text:style-name="P1">Caso 7 - Cartão de Fidelidade:</text:p>
      <text:p text:style-name="P12"/>
      <text:p text:style-name="P19"><text:tab/><text:span text:style-name="T9">O cartão fidelidade for criado utilizando o padrão strategy. A interface Fidelidade foi criada e nela foram inseridos dois métodos, um para gerar um desconto sobre o preço de um serviço e outro para adicionar bônus de pontos fidelidade. Foram criadas também as classes Padrao, Master e Vip, que implementam os metodos da interface de acordo com a especificação do projeto.</text:span></text:p>
      <text:p text:style-name="P19"/>
      <text:p text:style-name="P19"><text:span text:style-name="T13"><text:tab/>Além disso, foi criada a classe CartaoFidelidade e nela foi feita uma composição com um objeto do tipo Fidelidade (strategy), isso garantiu menor acoplamento e uma fácil mudança dinâmica entre os tipos de fidelidade do cartão, uma vez que cada classe que implementa a interface não possui atributos e difere apenas no comportamento de seus métodos. E por fim, foi feita uma composição entre CartaoFidelidade e Paciente.</text:span></text:p>
      <text:p text:style-name="P3"/>
      <text:p text:style-name="P1">Caso 8 - Exportar ficha de pacientes:</text:p>
      <text:p text:style-name="P12"/>
      <text:p text:style-name="P12"><text:tab/><text:span text:style-name="T10">A funcionalidade foi implementada a partir de um método que gera uma string com as informações a serem gravadas na ficha, sendo aquele implementado na classe prontuário, pois é nela que estão todas as informações necessárias a concatenação da string a ser salva.</text:span></text:p>
      <text:p text:style-name="P12"><text:tab/></text:p>
      <text:p text:style-name="P14"><text:tab/><text:span text:style-name="T10">Então a string com as informações da ficha do paciente, por sua vez, é lançada até o controller que tem a responsabilidade de gravar aquela em um arquivo com extensão “txt” conforme solicitado na </text:span><text:soft-page-break/><text:span text:style-name="T10">indicação do caso, através do uso de uma stream de escrita, do tipo string , com destino em um arquivo de extensão “txt”, e utlizando a bufferização como processamento intermediário. </text:span></text:p>
      <text:p text:style-name="P6"/>
      <text:p text:style-name="P1">Caso 9 - Salvar sistema:</text:p>
      <text:p text:style-name="P12"/>
      <text:p text:style-name="P12"><text:tab/><text:span text:style-name="T11">A especificação foi implementada em duas partes, no momento de iniciar o sistema, e quando de seu fechamento. Uma vez que o padrão MVC implemente uma composição entre do Model e o Controller, com aquele sendo objeto interno deste, então a opção foi utilizar a instância do Model para garantir a permanência da informação.</text:span></text:p>
      <text:p text:style-name="P12"/>
      <text:p text:style-name="P12"><text:tab/><text:span text:style-name="T11">Portanto, o médoto que inicia o sistema verifica se existe um arquivo com as informações da instância do Model, se positivo utiliza-se de uma stream de leitura do objeto contido na fonte “.dat” especificada, e atribui o objeto recuperado a instância do Model após realizar a devida conversão de tipo; caso não exista o arquivo, o método inicia uma nova instância, e realiza seu armazenamento na memória secundária através de uma stream de escrita do novo objeto na fonte “.dat” especificada.</text:span></text:p>
      <text:p text:style-name="P12"/>
      <text:p text:style-name="P12"><text:tab/><text:span text:style-name="T11">Por outro lado, no momento de fechar o sistema, o método simplesmente repete a segunda parte do método que inicia o sistema.</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Santos</meta:initial-creator>
    <meta:creation-date>2016-05-23T19:57:45.162124773</meta:creation-date>
    <dc:date>2016-05-24T22:17:49.643860487</dc:date>
    <meta:editing-duration>PT3H23M37S</meta:editing-duration>
    <meta:editing-cycles>25</meta:editing-cycles>
    <meta:generator>LibreOffice/4.2.8.2$Linux_X86_64 LibreOffice_project/420m0$Build-2</meta:generator>
    <meta:document-statistic meta:table-count="0" meta:image-count="0" meta:object-count="0" meta:page-count="6" meta:paragraph-count="62" meta:word-count="1703" meta:character-count="10842" meta:non-whitespace-character-count="9115"/>
  </office:meta>
</office:document-meta>
</file>